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e6a7"/>
    </style:style>
    <style:style style:name="T1" style:family="text">
      <style:text-properties officeooo:rsid="001de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ear;</text:p>
      <text:p text:style-name="Standard">close all;</text:p>
      <text:p text:style-name="Standard">clc;</text:p>
      <text:p text:style-name="Standard">m = 1.673*10^(-31);</text:p>
      <text:p text:style-name="Standard">Q = 1.602*10^(-19);</text:p>
      <text:p text:style-name="Standard">v0 = 1*10^(7);</text:p>
      <text:p text:style-name="Standard">E = 1*10^(5);</text:p>
      <text:p text:style-name="Standard">B = 0.1;</text:p>
      <text:p text:style-name="Standard">t = linspace(0, 1*10^(-9), 1001);</text:p>
      <text:p text:style-name="Standard"/>
      <text:p text:style-name="Standard">v = Q*E*t/m+v0;</text:p>
      <text:p text:style-name="Standard">z = (1/2)*Q*E/m*t.^2 +v0*t ;</text:p>
      <text:p text:style-name="Standard">r =v*m/(B*Q); </text:p>
      <text:p text:style-name="Standard">f = v/(2*pi*r);</text:p>
      <text:p text:style-name="Standard">y = r.*sin(2*pi*f*t); </text:p>
      <text:p text:style-name="Standard">x = r.*cos(2*pi*f*t);</text:p>
      <text:p text:style-name="P1"><text:span text:style-name="T1">comet3(x, y, z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0:57:37.911495109</meta:creation-date>
    <dc:date>2019-03-09T20:58:39.456934194</dc:date>
    <meta:editing-duration>PT1M5S</meta:editing-duration>
    <meta:editing-cycles>1</meta:editing-cycles>
    <meta:document-statistic meta:table-count="0" meta:image-count="0" meta:object-count="0" meta:page-count="1" meta:paragraph-count="16" meta:word-count="46" meta:character-count="257" meta:non-whitespace-character-count="225"/>
    <meta:generator>LibreOffice/6.0.7.3$Linux_X86_64 LibreOffice_project/00m0$Build-3</meta:generator>
  </office:meta>
</office:document-meta>
</file>